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2.828cm" style:use-optimal-column-width="false"/>
    </style:style>
    <style:style style:name="co2" style:family="table-column">
      <style:table-column-properties style:column-width="3.667cm" style:use-optimal-column-width="false"/>
    </style:style>
    <style:style style:name="co3" style:family="table-column">
      <style:table-column-properties style:column-width="146.257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19.091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Tahoma" fo:font-size="180pt" fo:font-weight="bold" style:font-name-asian="Liberation Sans" style:font-size-asian="180pt" style:font-weight-asian="bold" style:font-name-complex="Tahoma" style:font-size-complex="18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ce5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" style:font-size-asian="180pt" style:font-name-complex="Tahoma" style:font-size-complex="180pt"/>
    </style:style>
    <style:style style:name="P3" style:family="paragraph">
      <style:paragraph-properties fo:text-align="center" style:text-autospace="none" style:writing-mode="rl-tb"/>
      <style:text-properties style:font-name="Alvi Nastaleeq" fo:font-size="200pt" style:font-name-asian="Liberation Sans" style:font-size-asian="200pt" style:font-name-complex="Alvi Nastaleeq" style:font-size-complex="200pt"/>
    </style:style>
    <style:style style:name="P4" style:family="paragraph">
      <style:paragraph-properties fo:text-align="justify" style:text-autospace="none" style:writing-mode="rl-tb"/>
      <style:text-properties style:font-name="Alvi Nastaleeq" fo:font-size="200pt" style:font-name-asian="Liberation Sans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22.751cm" svg:height="152.928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ہلچل ہے فوجِ شام میں عباسؑ آتے ہیں</text:p>
              </table:table-cell>
              <table:table-cell table:style-name="ce2"/>
              <table:table-cell table:style-name="ce3">
                <text:p text:style-name="P2">Halchal hay fauj e shaam mein Abbas atay hain</text:p>
              </table:table-cell>
            </table:table-row>
            <table:table-row table:style-name="ro1" table:default-cell-style-name="ce3">
              <table:table-cell table:style-name="ce4">
                <text:p text:style-name="P3">تیروں پہ تیر نیزوں پر نیزے چلاتے ہیں</text:p>
              </table:table-cell>
              <table:table-cell/>
              <table:table-cell>
                <text:p text:style-name="P2">Teeron pe teer naizon pe naizay chalaty hain</text:p>
              </table:table-cell>
            </table:table-row>
            <table:table-row table:style-name="ro2" table:default-cell-style-name="ce3">
              <table:table-cell table:style-name="ce5">
                <text:p text:style-name="P4">کیا وقت پڑ گیا ہے محمدؐ کی آل پر<text:line-break/>چادر نہیں ہے بالوں سے منہ کو چھپاتے ہیں</text:p>
              </table:table-cell>
              <table:table-cell>
                <text:p text:style-name="P2">1</text:p>
              </table:table-cell>
              <table:table-cell>
                <text:p text:style-name="P2">Kya waqt parr gaya hay Muhammad ki aal par<text:line-break/>Chadar nahi hay baalon se mun ko chhupatay hain</text:p>
              </table:table-cell>
            </table:table-row>
            <table:table-row table:style-name="ro2" table:default-cell-style-name="ce3">
              <table:table-cell table:style-name="ce5">
                <text:p text:style-name="P4">اصغرؑ کو ماں چھپاتی ہے جھک جھک کے گود میں<text:line-break/>خیموں کو توڑ توڑ کے جب تیر آتے ہیں</text:p>
              </table:table-cell>
              <table:table-cell>
                <text:p text:style-name="P2">2</text:p>
              </table:table-cell>
              <table:table-cell>
                <text:p text:style-name="P2">Asghar ko maa chhupati hay jhuk jhuk kay goud me<text:line-break/>Khaimon ko torr torr kay jab teer atay hain</text:p>
              </table:table-cell>
            </table:table-row>
            <table:table-row table:style-name="ro2" table:default-cell-style-name="ce3">
              <table:table-cell table:style-name="ce5">
                <text:p text:style-name="P4">دل پانی پانی ہوتا ہے بچوں کی پیاس سے<text:line-break/>سوکھی زبان ہونٹوں پر اصغرؑ بھراتے ہیں</text:p>
              </table:table-cell>
              <table:table-cell>
                <text:p text:style-name="P2">3</text:p>
              </table:table-cell>
              <table:table-cell>
                <text:p text:style-name="P2">Dil pani pani hota hay bachon ki pyas se<text:line-break/>Sookhi zubaan honton par Asghar phiraty hain</text:p>
              </table:table-cell>
            </table:table-row>
            <table:table-row table:style-name="ro2" table:default-cell-style-name="ce3">
              <table:table-cell table:style-name="ce5">
                <text:p text:style-name="P4">گھوڑے دوڑائے شام کے لشکر جو آتے ہیں<text:line-break/>کم عمر بچے خیموں میں گھبرائے جاتے ہیں</text:p>
              </table:table-cell>
              <table:table-cell>
                <text:p text:style-name="P2">4</text:p>
              </table:table-cell>
              <table:table-cell>
                <text:p text:style-name="P2">Ghoray doraye shaam kay lashkar jo atay hain<text:line-break/>Kam umr bachay khaimon me ghabraye jatay hain</text:p>
              </table:table-cell>
            </table:table-row>
            <table:table-row table:style-name="ro2" table:default-cell-style-name="ce3">
              <table:table-cell table:style-name="ce5">
                <text:p text:style-name="P4">دنیا کو دیدیا ہے سبق یہ حسینؑ نے<text:line-break/>راہِ خدا میں اس طرح سر کو کٹاتے ہیں</text:p>
              </table:table-cell>
              <table:table-cell>
                <text:p text:style-name="P2">5</text:p>
              </table:table-cell>
              <table:table-cell>
                <text:p text:style-name="P2">Dunya ko de diya hay sabaq ye Hussain ne<text:line-break/>Raah e khuda me is tarhan sar ko kataty hain</text:p>
              </table:table-cell>
            </table:table-row>
            <table:table-row table:style-name="ro2" table:default-cell-style-name="ce3">
              <table:table-cell table:style-name="ce5">
                <text:p text:style-name="P4">اللہ رے صبر سیدِ والا کا دیکھیئے<text:line-break/>رن میں جوان بیٹے کا لاشہ اٹھاتے ہیں</text:p>
              </table:table-cell>
              <table:table-cell>
                <text:p text:style-name="P2">6</text:p>
              </table:table-cell>
              <table:table-cell>
                <text:p text:style-name="P2">Allah re sabar sayed e waala ka dekhiye<text:line-break/>Rann me jawan betay ka laasha uthaty hain</text:p>
              </table:table-cell>
            </table:table-row>
            <table:table-row table:style-name="ro2" table:default-cell-style-name="ce3">
              <table:table-cell table:style-name="ce5">
                <text:p text:style-name="P4">جس وقت یہ سنا کہ میں مرتی ہوں پیاس سے<text:line-break/>مشکیزہ لے ہاتھوں میں عباسؑ جاتے ہیں</text:p>
              </table:table-cell>
              <table:table-cell>
                <text:p text:style-name="P2">7</text:p>
              </table:table-cell>
              <table:table-cell>
                <text:p text:style-name="P2">Jis waqt ye suna kay mai marti hun pyas se<text:line-break/>Mashkeeza le haathon me Abbas jatay hain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22.75cm" fo:page-height="152.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6T12:02:37.901762600</dc:date>
    <meta:editing-duration>PT1H11M13S</meta:editing-duration>
    <meta:editing-cycles>22</meta:editing-cycles>
    <meta:generator>LibreOffice/25.2.4.3$Windows_X86_64 LibreOffice_project/33e196637044ead23f5c3226cde09b47731f7e27</meta:generator>
    <meta:document-statistic meta:object-count="1"/>
  </office:meta>
</office:document-meta>
</file>